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2in" fo:break-before="auto" style:use-optimal-row-height="true"/>
    </style:style>
    <style:style style:name="ro17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7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7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7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7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7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7" table:number-rows-repeated="1048478">
          <table:table-cell table:number-columns-repeated="16"/>
        </table:table-row>
        <table:table-row table:style-name="ro17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0" table:default-cell-style-name="Default"/>
        <table:table-column table:style-name="co19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216.36363636364">
            <text:p>1216.3636363636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76.36363636364">
            <text:p>157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54:.F54])" office:value-type="float" office:value="1140">
            <text:p>114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C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54:.F54])" office:value-type="float" office:value="1576.36363636364">
            <text:p>157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0" office:value-type="float" office:value="380">
            <text:p>380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/>
          <table:table-cell table:formula="of:=SUM([.B56:.F56])" office:value-type="float" office:value="16300">
            <text:p>16300</text:p>
          </table:table-cell>
          <table:table-cell table:style-name="ce8" table:formula="of:=SUM([.B70:.D70];[.F70])" office:value-type="float" office:value="1158.33333333333">
            <text:p>11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70:.F70])" office:value-type="float" office:value="1478.33333333333">
            <text:p>1478.3333333333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1478.33333333333">
            <text:p>1478.333333333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1478.33333333333">
            <text:p>1478.333333333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70:.F70])" office:value-type="float" office:value="1478.33333333333">
            <text:p>1478.3333333333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1478.33333333333">
            <text:p>1478.3333333333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1478.33333333333">
            <text:p>1478.3333333333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70:.F70])" office:value-type="float" office:value="1061.66666666667">
            <text:p>1061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4"/>
          <table:table-cell office:value-type="string">
            <text:p>+Arus</text:p>
          </table:table-cell>
          <table:table-cell table:number-columns-repeated="2"/>
          <table:table-cell table:formula="of:=SUM([.B70:.F70])" office:value-type="float" office:value="1478.33333333333">
            <text:p>1478.333333333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:.F70])" office:value-type="float" office:value="1478.33333333333">
            <text:p>1478.33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/>
          <table:table-cell table:style-name="Default"/>
          <table:table-cell table:formula="of:=SUM([.B70:.F70])" office:value-type="float" office:value="1478.33333333333">
            <text:p>1478.3333333333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/>
          <table:table-cell table:style-name="Default"/>
          <table:table-cell table:formula="of:=SUM([.B70:.G70])" office:value-type="float" office:value="1478.33333333333">
            <text:p>1478.3333333333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3"/>
          <table:table-cell office:value-type="string">
            <text:p>-Karen</text:p>
          </table:table-cell>
          <table:table-cell office:value-type="string">
            <text:p>-Hamlet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70:.F70])" office:value-type="float" office:value="1478.33333333333">
            <text:p>1478.3333333333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10" office:value-type="float" office:value="320">
            <text:p>320</text:p>
          </table:table-cell>
          <table:table-cell table:style-name="ce2"/>
          <table:table-cell table:style-name="Default"/>
          <table:table-cell table:style-name="ce41" table:formula="of:=SUM([.H56:.H69])" office:value-type="float" office:value="18481.6666666667">
            <text:p>18481.6666666667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10/01/2015</text:date>, <text:time>14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1T14:12:20</dc:date>
    <meta:editing-duration>P1DT12H17M52S</meta:editing-duration>
    <meta:editing-cycles>891</meta:editing-cycles>
    <meta:generator>OpenOffice/4.1.1$Unix OpenOffice.org_project/411m6$Build-9775</meta:generator>
    <dc:creator>employee employee</dc:creator>
    <meta:document-statistic meta:table-count="7" meta:cell-count="2107" meta:object-count="0"/>
  </office:meta>
</office:document-meta>
</file>